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/>
      <style:text-properties fo:font-size="14pt" style:font-size-asian="14pt" style:font-size-complex="14pt"/>
    </style:style>
    <style:style style:name="T2" style:parent-style-name="Standardnípísmoodstavce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Návod na spuštění</text:p>
      <text:p text:style-name="Normální"><text:span text:style-name="T2">Nejdříve si přesuňte soubory pod res soubor a potom otevřete v aplikaci visualStuadioCode a zapněte přes live serv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styslav Novák</meta:initial-creator>
    <dc:creator>Rostyslav Novák</dc:creator>
    <meta:creation-date>2023-04-28T21:03:00Z</meta:creation-date>
    <dc:date>2023-04-28T21:05:00Z</dc:date>
    <meta:template xlink:href="Normal" xlink:type="simple"/>
    <meta:editing-cycles>1</meta:editing-cycles>
    <meta:editing-duration>PT120S</meta:editing-duration>
    <meta:document-statistic meta:page-count="1" meta:paragraph-count="1" meta:word-count="19" meta:character-count="135" meta:row-count="1" meta:non-whitespace-character-count="117"/>
  </office:meta>
</office:document-meta>
</file>